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6cm" fo:margin-left="0cm" table:align="left"/>
    </style:style>
    <style:style style:name="Table1.A" style:family="table-column">
      <style:table-column-properties style:column-width="5.599cm"/>
    </style:style>
    <style:style style:name="Table1.B" style:family="table-column">
      <style:table-column-properties style:column-width="12.00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6cm" fo:margin-left="0cm" table:align="left"/>
    </style:style>
    <style:style style:name="Table2.A" style:family="table-column">
      <style:table-column-properties style:column-width="3.496cm"/>
    </style:style>
    <style:style style:name="Table2.B" style:family="table-column">
      <style:table-column-properties style:column-width="14.10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3b9a9"/>
    </style:style>
    <style:style style:name="P2" style:family="paragraph" style:parent-style-name="Standard">
      <style:text-properties officeooo:paragraph-rsid="0003e901"/>
    </style:style>
    <style:style style:name="P3" style:family="paragraph" style:parent-style-name="Standard">
      <style:text-properties officeooo:rsid="0003e901" officeooo:paragraph-rsid="0003e901"/>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3b9a9" officeooo:paragraph-rsid="0003b9a9" style:font-weight-asian="bold" style:font-weight-complex="bold"/>
    </style:style>
    <style:style style:name="P5" style:family="paragraph" style:parent-style-name="Standard">
      <style:text-properties officeooo:rsid="000401b1" officeooo:paragraph-rsid="000401b1"/>
    </style:style>
    <style:style style:name="P6" style:family="paragraph" style:parent-style-name="Standard">
      <style:text-properties officeooo:rsid="00058a72" officeooo:paragraph-rsid="00058a72"/>
    </style:style>
    <style:style style:name="P7" style:family="paragraph" style:parent-style-name="Standard">
      <style:text-properties style:text-underline-style="none" fo:font-weight="normal" officeooo:rsid="0006ddeb" officeooo:paragraph-rsid="0006ddeb" style:font-weight-asian="normal" style:font-weight-complex="normal"/>
    </style:style>
    <style:style style:name="P8" style:family="paragraph" style:parent-style-name="Standard">
      <style:text-properties officeooo:rsid="0008bd73" officeooo:paragraph-rsid="0008bd73"/>
    </style:style>
    <style:style style:name="P9" style:family="paragraph" style:parent-style-name="Standard">
      <style:text-properties officeooo:rsid="0009fadb" officeooo:paragraph-rsid="0009fadb"/>
    </style:style>
    <style:style style:name="P10" style:family="paragraph" style:parent-style-name="Standard">
      <style:text-properties officeooo:rsid="0009fadb" officeooo:paragraph-rsid="000b8987"/>
    </style:style>
    <style:style style:name="P11" style:family="paragraph" style:parent-style-name="Standard">
      <style:text-properties officeooo:rsid="000b8987" officeooo:paragraph-rsid="000b8987"/>
    </style:style>
    <style:style style:name="P12" style:family="paragraph" style:parent-style-name="Standard">
      <style:paragraph-properties fo:break-before="page"/>
      <style:text-properties style:text-underline-style="none" fo:font-weight="normal" officeooo:rsid="0006ddeb" officeooo:paragraph-rsid="0006ddeb" style:font-weight-asian="normal" style:font-weight-complex="normal"/>
    </style:style>
    <style:style style:name="P13" style:family="paragraph" style:parent-style-name="Frame_20_contents">
      <style:text-properties officeooo:paragraph-rsid="000401b1"/>
    </style:style>
    <style:style style:name="P14" style:family="paragraph" style:parent-style-name="Frame_20_contents">
      <style:text-properties officeooo:rsid="0008bd73" officeooo:paragraph-rsid="0008bd73"/>
    </style:style>
    <style:style style:name="P15" style:family="paragraph" style:parent-style-name="Frame_20_contents">
      <style:text-properties officeooo:rsid="0008bd73" officeooo:paragraph-rsid="0009fadb"/>
    </style:style>
    <style:style style:name="P16" style:family="paragraph" style:parent-style-name="Frame_20_contents">
      <style:text-properties officeooo:rsid="0003e901" officeooo:paragraph-rsid="0008bd73"/>
    </style:style>
    <style:style style:name="P17" style:family="paragraph" style:parent-style-name="Frame_20_contents">
      <style:text-properties officeooo:rsid="0003e901" officeooo:paragraph-rsid="000b8987"/>
    </style:style>
    <style:style style:name="P18" style:family="paragraph" style:parent-style-name="Frame_20_contents">
      <style:text-properties style:text-underline-style="solid" style:text-underline-width="auto" style:text-underline-color="font-color" fo:font-weight="bold" officeooo:rsid="0003e901" officeooo:paragraph-rsid="0008bd73" style:font-weight-asian="bold" style:font-weight-complex="bold"/>
    </style:style>
    <style:style style:name="P19" style:family="paragraph" style:parent-style-name="Frame_20_contents">
      <style:text-properties officeooo:rsid="0009fadb" officeooo:paragraph-rsid="0009fadb"/>
    </style:style>
    <style:style style:name="P20" style:family="paragraph" style:parent-style-name="Frame_20_contents">
      <style:text-properties style:text-underline-style="none" fo:font-weight="normal" officeooo:rsid="000b8987" officeooo:paragraph-rsid="000b8987" style:font-weight-asian="normal" style:font-weight-complex="normal"/>
    </style:style>
    <style:style style:name="P21" style:family="paragraph" style:parent-style-name="Frame_20_contents">
      <style:paragraph-properties fo:break-before="page"/>
      <style:text-properties style:text-underline-style="solid" style:text-underline-width="auto" style:text-underline-color="font-color" fo:font-weight="bold" officeooo:rsid="0003e901" officeooo:paragraph-rsid="0008bd73" style:font-weight-asian="bold" style:font-weight-complex="bold"/>
    </style:style>
    <style:style style:name="P22" style:family="paragraph" style:parent-style-name="Table_20_Contents">
      <style:text-properties officeooo:rsid="0003e901" officeooo:paragraph-rsid="0003e901"/>
    </style:style>
    <style:style style:name="P23" style:family="paragraph" style:parent-style-name="Table_20_Contents">
      <style:paragraph-properties fo:text-align="center" style:justify-single-word="false"/>
      <style:text-properties officeooo:rsid="0003e901" officeooo:paragraph-rsid="0003e901"/>
    </style:style>
    <style:style style:name="P24" style:family="paragraph" style:parent-style-name="Table_20_Contents">
      <style:text-properties fo:font-weight="bold" officeooo:rsid="0003e901" officeooo:paragraph-rsid="0003e901" style:font-weight-asian="bold" style:font-weight-complex="bold"/>
    </style:style>
    <style:style style:name="P25" style:family="paragraph" style:parent-style-name="Table_20_Contents">
      <style:paragraph-properties fo:text-align="center" style:justify-single-word="false"/>
      <style:text-properties fo:font-weight="bold" officeooo:rsid="0003e901" officeooo:paragraph-rsid="0003e901" style:font-weight-asian="bold" style:font-weight-complex="bold"/>
    </style:style>
    <style:style style:name="P26" style:family="paragraph" style:parent-style-name="Table_20_Contents">
      <style:paragraph-properties fo:text-align="center" style:justify-single-word="false"/>
      <style:text-properties fo:font-weight="bold" officeooo:rsid="0006ddeb" officeooo:paragraph-rsid="0006ddeb" style:font-weight-asian="bold" style:font-weight-complex="bold"/>
    </style:style>
    <style:style style:name="P27" style:family="paragraph" style:parent-style-name="Table_20_Contents">
      <style:text-properties fo:font-weight="bold" officeooo:rsid="0006ddeb" officeooo:paragraph-rsid="0006ddeb" style:font-weight-asian="bold" style:font-weight-complex="bold"/>
    </style:style>
    <style:style style:name="P28" style:family="paragraph" style:parent-style-name="Table_20_Contents">
      <style:text-properties officeooo:rsid="0006ddeb" officeooo:paragraph-rsid="0006ddeb"/>
    </style:style>
    <style:style style:name="P29" style:family="paragraph" style:parent-style-name="Table_20_Contents">
      <style:paragraph-properties fo:text-align="center" style:justify-single-word="false"/>
      <style:text-properties officeooo:rsid="0006ddeb" officeooo:paragraph-rsid="0006ddeb"/>
    </style:style>
    <style:style style:name="P30" style:family="paragraph" style:parent-style-name="Table_20_Contents">
      <style:paragraph-properties fo:text-align="center" style:justify-single-word="false"/>
    </style:style>
    <style:style style:name="P31" style:family="paragraph" style:parent-style-name="Footer">
      <style:paragraph-properties fo:text-align="center" style:justify-single-word="false"/>
      <style:text-properties fo:font-weight="bold" officeooo:rsid="000bc46e" officeooo:paragraph-rsid="000bc46e" style:font-weight-asian="bold" style:font-weight-complex="bold"/>
    </style:style>
    <style:style style:name="T1" style:family="text">
      <style:text-properties officeooo:rsid="0003b9a9"/>
    </style:style>
    <style:style style:name="T2" style:family="text">
      <style:text-properties officeooo:rsid="000401b1"/>
    </style:style>
    <style:style style:name="T3" style:family="text">
      <style:text-properties officeooo:rsid="00058a72"/>
    </style:style>
    <style:style style:name="T4" style:family="text">
      <style:text-properties officeooo:rsid="0006ddeb"/>
    </style:style>
    <style:style style:name="T5" style:family="text">
      <style:text-properties officeooo:rsid="0008bd73"/>
    </style:style>
    <style:style style:name="T6" style:family="text">
      <style:text-properties style:font-name="Bitstream Vera Sans Mono"/>
    </style:style>
    <style:style style:name="T7" style:family="text">
      <style:text-properties style:font-name="Bitstream Vera Sans Mono" officeooo:rsid="000401b1"/>
    </style:style>
    <style:style style:name="T8" style:family="text">
      <style:text-properties style:font-name="Bitstream Vera Sans Mono" officeooo:rsid="0009fadb"/>
    </style:style>
    <style:style style:name="T9" style:family="text">
      <style:text-properties officeooo:rsid="0009fadb"/>
    </style:style>
    <style:style style:name="T10" style:family="text">
      <style:text-properties officeooo:rsid="000b8987"/>
    </style:style>
    <style:style style:name="T11" style:family="text">
      <style:text-properties style:font-name="Liberation Serif"/>
    </style:style>
    <style:style style:name="T12" style:family="text">
      <style:text-properties style:font-name="Liberation Serif" officeooo:rsid="0009fadb"/>
    </style:style>
    <style:style style:name="T13" style:family="text">
      <style:text-properties style:font-name="Liberation Serif" style:text-underline-style="solid" style:text-underline-width="auto" style:text-underline-color="font-color" fo:font-weight="bold" style:font-weight-asian="bold" style:font-weight-complex="bold"/>
    </style:style>
    <style:style style:name="T14" style:family="text">
      <style:text-properties style:font-name="Liberation Serif" style:text-underline-style="solid" style:text-underline-width="auto" style:text-underline-color="font-color" fo:font-weight="bold" officeooo:rsid="0009fadb" style:font-weight-asian="bold" style:font-weight-complex="bold"/>
    </style:style>
    <style:style style:name="T15" style:family="text">
      <style:text-properties style:font-name="Liberation Serif" style:text-underline-style="solid" style:text-underline-width="auto" style:text-underline-color="font-color" fo:font-weight="bold" officeooo:rsid="000b8987" style:font-weight-asian="bold" style:font-weight-complex="bold"/>
    </style:style>
    <style:style style:name="T16" style:family="text">
      <style:text-properties officeooo:rsid="000c963b"/>
    </style:style>
    <style:style style:name="fr1" style:family="graphic" style:parent-style-name="Frame">
      <style:graphic-properties style:wrap="parallel"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basic TAB format</text:p>
      <text:p text:style-name="P4"/>
      <text:p text:style-name="P2"><text:span text:style-name="T1">This is based on the common tab format at sites such as </text:span><text:a xlink:type="simple" xlink:href="https://www.harptabs.com/" text:style-name="Internet_20_link" text:visited-style-name="Visited_20_Internet_20_Link"><text:span text:style-name="T1">https://www.harptabs.com</text:span></text:a><text:span text:style-name="T1"> . The basic format is as summarised below.</text:span></text:p>
      <text:p text:style-name="P1"/>
      <table:table table:name="Table1" table:style-name="Table1">
        <table:table-column table:style-name="Table1.A"/>
        <table:table-column table:style-name="Table1.B"/>
        <table:table-row>
          <table:table-cell table:style-name="Table1.A1" office:value-type="string">
            <text:p text:style-name="P25">Character</text:p>
          </table:table-cell>
          <table:table-cell table:style-name="Table1.B1" office:value-type="string">
            <text:p text:style-name="P24">Effect</text:p>
          </table:table-cell>
        </table:table-row>
        <table:table-row>
          <table:table-cell table:style-name="Table1.A2" office:value-type="string">
            <text:p text:style-name="P23">1-10</text:p>
          </table:table-cell>
          <table:table-cell table:style-name="Table1.B2" office:value-type="string">
            <text:p text:style-name="P22">Select harmonica hole</text:p>
          </table:table-cell>
        </table:table-row>
        <table:table-row>
          <table:table-cell table:style-name="Table1.A2" office:value-type="string">
            <text:p text:style-name="P23">+</text:p>
          </table:table-cell>
          <table:table-cell table:style-name="Table1.B2" office:value-type="string">
            <text:p text:style-name="P22">Blow note (also the default)</text:p>
          </table:table-cell>
        </table:table-row>
        <table:table-row>
          <table:table-cell table:style-name="Table1.A2" office:value-type="string">
            <text:p text:style-name="P30">-</text:p>
          </table:table-cell>
          <table:table-cell table:style-name="Table1.B2" office:value-type="string">
            <text:p text:style-name="P22">Draw note </text:p>
          </table:table-cell>
        </table:table-row>
        <table:table-row>
          <table:table-cell table:style-name="Table1.A2" office:value-type="string">
            <text:p text:style-name="P23">‘ or b or &lt;</text:p>
          </table:table-cell>
          <table:table-cell table:style-name="Table1.B2" office:value-type="string">
            <text:p text:style-name="P22">Halfstep bend</text:p>
          </table:table-cell>
        </table:table-row>
        <table:table-row>
          <table:table-cell table:style-name="Table1.A2" office:value-type="string">
            <text:p text:style-name="P23">‘’ or bb</text:p>
          </table:table-cell>
          <table:table-cell table:style-name="Table1.B2" office:value-type="string">
            <text:p text:style-name="P22">Two Halfstep bend</text:p>
          </table:table-cell>
        </table:table-row>
        <table:table-row>
          <table:table-cell table:style-name="Table1.A2" office:value-type="string">
            <text:p text:style-name="P23">‘’’ or bbb </text:p>
          </table:table-cell>
          <table:table-cell table:style-name="Table1.B2" office:value-type="string">
            <text:p text:style-name="P22">Three Halfstep bends</text:p>
          </table:table-cell>
        </table:table-row>
      </table:table>
      <text:p text:style-name="P1"/>
      <text:p text:style-name="P3">These convert internally to a single note which is specified using the [A-G][#][1-6] format e.g. C#7 visually, and an integer internally ; the player decides how to play it depending on what instrument it is. C1 is <text:span text:style-name="T4">0</text:span>,C2 is 12,C3 is 24 and so on.</text:p>
      <text:p text:style-name="P3"/>
      <text:p text:style-name="P3"><draw:frame draw:style-name="fr1" draw:name="Frame1" text:anchor-type="paragraph" svg:x="12.22cm" svg:y="0.086cm" svg:width="5.861cm" draw:z-index="0"><draw:text-box fo:min-height="3.545cm"><text:p text:style-name="P13"><text:s text:c="2"/>-4 <text:s text:c="2"/>-4 <text:s/>5 <text:s/>6 <text:line-break/><text:span text:style-name="T2"># </text:span>Love, love me do. <text:line-break/><text:line-break/> 4 <text:s text:c="2"/>-4 -4 <text:s/>5 <text:s text:c="3"/>6 <text:line-break/><text:span text:style-name="T2"># </text:span>You know I love you, <text:line-break/><text:line-break/>4 <text:s/>-4 <text:s/>-4 <text:s text:c="4"/>5 <text:s text:c="3"/>6 <text:line-break/><text:span text:style-name="T2"># </text:span>I'll al-ways be true, <text:line-break/><text:line-break/>-5 <text:s text:c="3"/>6 -5 5 6 3 3 -5 5 -4 <text:line-break/><text:span text:style-name="T2"># </text:span>So please- - -, love me do - - . <text:line-break/></text:p></draw:text-box></draw:frame>Intermixed in with this is the text of the lyrics. So for example, in the Beatles “Love me do” the first verse looks like this (note the lyrics have already been commented out here)</text:p>
      <text:p text:style-name="P3"/>
      <text:p text:style-name="P3">We don’t handle lyrics, so they can be either commented out (make the first character of a line #) or removed. </text:p>
      <text:p text:style-name="P3"/>
      <text:p text:style-name="P3">It’s probably better to comment it out, because it means that it’s easier to track where you are in the song.</text:p>
      <text:p text:style-name="P3"/>
      <text:p text:style-name="P5">The problem with this song representations are (i) there is no timing (ii) there are no rests – <text:span text:style-name="T3">you know what notes are played but not how they are played.</text:span></text:p>
      <text:p text:style-name="P5"/>
      <text:p text:style-name="P6">This information can be obtained from the sheet music. (the sheet music for “Love Me Do” is in the documentation directory).</text:p>
      <text:p text:style-name="P6"/>
      <text:p text:style-name="P7">All notes are assumed to be one beat in length unless modified by the mark up.</text:p>
      <text:p text:style-name="P12">Mark up is as follows :</text:p>
      <text:p text:style-name="P7"/>
      <table:table table:name="Table2" table:style-name="Table2">
        <table:table-column table:style-name="Table2.A"/>
        <table:table-column table:style-name="Table2.B"/>
        <table:table-row>
          <table:table-cell table:style-name="Table2.A1" office:value-type="string">
            <text:p text:style-name="P26">Character</text:p>
          </table:table-cell>
          <table:table-cell table:style-name="Table2.B1" office:value-type="string">
            <text:p text:style-name="P27">Effect</text:p>
          </table:table-cell>
        </table:table-row>
        <table:table-row>
          <table:table-cell table:style-name="Table2.A2" office:value-type="string">
            <text:p text:style-name="P29">&amp;</text:p>
          </table:table-cell>
          <table:table-cell table:style-name="Table2.B2" office:value-type="string">
            <text:p text:style-name="P28">A single rest with nothing played (represented internally as 99)</text:p>
          </table:table-cell>
        </table:table-row>
        <table:table-row>
          <table:table-cell table:style-name="Table2.A2" office:value-type="string">
            <text:p text:style-name="P29">|</text:p>
          </table:table-cell>
          <table:table-cell table:style-name="Table2.B2" office:value-type="string">
            <text:p text:style-name="P28">Bar marker ; does nothing in itself but aligns the notes. Mandatory (or a bar overflow error will occur) <text:span text:style-name="T5">and added to the end of each line automatically.</text:span></text:p>
          </table:table-cell>
        </table:table-row>
        <table:table-row>
          <table:table-cell table:style-name="Table2.A2" office:value-type="string">
            <text:p text:style-name="P29">\</text:p>
          </table:table-cell>
          <table:table-cell table:style-name="Table2.B2" office:value-type="string">
            <text:p text:style-name="P28">Halves the note length</text:p>
          </table:table-cell>
        </table:table-row>
        <table:table-row>
          <table:table-cell table:style-name="Table2.A2" office:value-type="string">
            <text:p text:style-name="P29">\\</text:p>
          </table:table-cell>
          <table:table-cell table:style-name="Table2.B2" office:value-type="string">
            <text:p text:style-name="P28">Quarters the note length</text:p>
          </table:table-cell>
        </table:table-row>
        <table:table-row>
          <table:table-cell table:style-name="Table2.A2" office:value-type="string">
            <text:p text:style-name="P29">o</text:p>
          </table:table-cell>
          <table:table-cell table:style-name="Table2.B2" office:value-type="string">
            <text:p text:style-name="P28">Increases the note length by one beat</text:p>
          </table:table-cell>
        </table:table-row>
        <table:table-row>
          <table:table-cell table:style-name="Table2.A2" office:value-type="string">
            <text:p text:style-name="P29">.</text:p>
          </table:table-cell>
          <table:table-cell table:style-name="Table2.B2" office:value-type="string">
            <text:p text:style-name="P28">Increases the note length by 50%</text:p>
          </table:table-cell>
        </table:table-row>
      </table:table>
      <text:p text:style-name="P7"/>
      <text:p text:style-name="P7"/>
      <text:p text:style-name="P8">So the song becomes </text:p>
      <text:p text:style-name="P8"/>
      <text:p text:style-name="P14"><text:span text:style-name="T6"><text:s/>-4o <text:s text:c="2"/>-4 <text:s/>5\ <text:s/>6\ <text:line-break/></text:span><text:span text:style-name="T7"># </text:span><text:span text:style-name="T6">Love, love me do. <text:line-break/><text:line-break/>&amp; &amp; &amp; 4 | <text:s/>-4o -4 <text:s/>5\ <text:s text:c="3"/>6\ <text:line-break/></text:span><text:span text:style-name="T7"># </text:span><text:span text:style-name="T6">You know I love you, <text:line-break/><text:line-break/>&amp; &amp; &amp; 4 | <text:s/>-4o <text:s/>-4 <text:s text:c="4"/>5\ <text:s text:c="3"/>6\ <text:line-break/></text:span><text:span text:style-name="T7"># </text:span><text:span text:style-name="T6">I'll al-ways be true, <text:line-break/><text:line-break/>&amp; &amp; &amp; -5 | <text:s text:c="2"/>6o -5 5 | 6ooo | &amp; &amp; 3 3 | -5\ 5\ -4oo <text:line-break/></text:span><text:span text:style-name="T7"># </text:span><text:span text:style-name="T6">So please- - -, love me do - - . </text:span><text:line-break/><text:line-break/>Note we have made some simplifications because in this system notes do not cross bar boundaries ; so the long do is replaced by three rests. <text:s/><text:span text:style-name="T16">You can continue the note in the next bar, but there will be a small gap between them.</text:span></text:p>
      <text:p text:style-name="P16"/>
      <text:p text:style-name="P18"/>
      <text:p text:style-name="P21">.<text:span text:style-name="T9">harp format</text:span></text:p>
      <text:p text:style-name="P18"/>
      <text:p text:style-name="P10">The .harp format is relatively simple ; it consists of assignments, comments and bars. Love Me Do would end up looking <text:span text:style-name="T10">something </text:span>like this. <text:s/></text:p>
      <text:p text:style-name="P10"/>
      <text:p text:style-name="P11">Beats is the beats in a bar ; Speed is the beats per minute.</text:p>
      <text:p text:style-name="P9"/>
      <text:p text:style-name="P9">#</text:p>
      <text:p text:style-name="P9">#<text:tab/>Love me do by the Beatles</text:p>
      <text:p text:style-name="P9">#</text:p>
      <text:p text:style-name="P3"/>
      <text:p text:style-name="P15"><text:span text:style-name="T8">Title := Love me Do</text:span></text:p>
      <text:p text:style-name="P19"><text:span text:style-name="T8">C</text:span><text:span text:style-name="T6">omposer := The Beatles</text:span></text:p>
      <text:p text:style-name="P19"><text:span text:style-name="T6">Beats := 4</text:span></text:p>
      <text:p text:style-name="P19"><text:span text:style-name="T6">Speed := 80</text:span></text:p>
      <text:p text:style-name="P15"><text:span text:style-name="T6"/></text:p>
      <text:p text:style-name="P15"><text:span text:style-name="T6"><text:s/>-4o <text:s text:c="2"/>-4 <text:s/>5\ <text:s/>6\ <text:line-break/></text:span><text:span text:style-name="T7"># </text:span><text:span text:style-name="T6">Love, love me do. <text:line-break/><text:line-break/>&amp; &amp; &amp; 4 | <text:s/>-4o -4 <text:s/>5\ <text:s text:c="3"/>6\ <text:line-break/></text:span><text:span text:style-name="T7"># </text:span><text:span text:style-name="T6">You know I love you, <text:line-break/><text:line-break/>&amp; &amp; &amp; 4 | <text:s/>-4o <text:s/>-4 <text:s text:c="4"/>5\ <text:s text:c="3"/>6\ <text:line-break/></text:span><text:span text:style-name="T7"># </text:span><text:span text:style-name="T6">I'll al-ways be true, <text:line-break/><text:line-break/>&amp; &amp; &amp; -5 | <text:s text:c="2"/>6o -5 5 | 6ooo | &amp; &amp; 3 3 | -5\ 5\ -4oo <text:line-break/></text:span><text:span text:style-name="T7"># </text:span><text:span text:style-name="T6">So please- - -, love me do - - . </text:span></text:p>
      <text:p text:style-name="P15"><text:span text:style-name="T6"/></text:p>
      <text:p text:style-name="P17"><text:span text:style-name="T13">.</text:span><text:span text:style-name="T14">h</text:span><text:span text:style-name="T15">tune</text:span><text:span text:style-name="T14"> format</text:span></text:p>
      <text:p text:style-name="P17"><text:span text:style-name="T14"/></text:p>
      <text:p text:style-name="P20"><text:span text:style-name="T12">T</text:span><text:span text:style-name="T11">he .htune format is like a compiled .harp format. All the assignments are copied or defaults are created, including key (C) and harp (diatonic) because I’m only initially supporting C-Diatonic harps. </text:span></text:p>
      <text:p text:style-name="P20"><text:span text:style-name="T11"/></text:p>
      <text:p text:style-name="P20"><text:span text:style-name="T11">All comments are dropped. Bar seperators are kept but the music is converted to different format ; each note is converted to a 2 digit number from 00-99 (99 is the rest) followed by a letter (a-p) ; this letter is the length of the note in quarter notes (so a single beat would be ‘d’, the fourth letter). <text:s/>Spaces are removed.</text:span></text:p>
      <text:p text:style-name="P20"><text:span text:style-name="T11"/></text:p>
      <text:p text:style-name="P20"><text:span text:style-name="T11">It would look something like “12c14b03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bold" officeooo:rsid="000bc46e" officeooo:paragraph-rsid="000bc46e"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3</text:page-number><text:s/>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2:01:22.433744732</meta:creation-date>
    <meta:generator>LibreOffice/5.4.0.3$Linux_X86_64 LibreOffice_project/40m0$Build-3</meta:generator>
    <dc:date>2017-08-21T12:40:47.444725460</dc:date>
    <meta:editing-duration>PT39M22S</meta:editing-duration>
    <meta:editing-cycles>10</meta:editing-cycles>
    <meta:document-statistic meta:table-count="2" meta:image-count="0" meta:object-count="0" meta:page-count="3" meta:paragraph-count="57" meta:word-count="723" meta:character-count="3509" meta:non-whitespace-character-count="2731"/>
  </office:meta>
</office:document-meta>
</file>